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964eca" officeooo:paragraph-rsid="0005f266" style:font-weight-asian="normal" style:font-weight-complex="normal"/>
    </style:style>
    <style:style style:name="P2" style:family="paragraph" style:parent-style-name="Standard">
      <style:text-properties fo:font-weight="normal" officeooo:rsid="008ddd3b" officeooo:paragraph-rsid="0005f266" style:font-weight-asian="normal" style:font-weight-complex="normal"/>
    </style:style>
    <style:style style:name="P3" style:family="paragraph" style:parent-style-name="Standard">
      <style:text-properties fo:font-weight="normal" officeooo:rsid="008f97eb" officeooo:paragraph-rsid="0005f266" style:font-weight-asian="normal" style:font-weight-complex="normal"/>
    </style:style>
    <style:style style:name="P4" style:family="paragraph" style:parent-style-name="Standard">
      <style:text-properties fo:font-weight="normal" officeooo:rsid="00918406" officeooo:paragraph-rsid="0005f266" style:font-weight-asian="normal" style:font-weight-complex="normal"/>
    </style:style>
    <style:style style:name="P5" style:family="paragraph" style:parent-style-name="Standard">
      <style:text-properties fo:font-weight="normal" officeooo:rsid="00924d63" officeooo:paragraph-rsid="0005f266" style:font-weight-asian="normal" style:font-weight-complex="normal"/>
    </style:style>
    <style:style style:name="P6" style:family="paragraph" style:parent-style-name="Standard">
      <style:text-properties fo:font-weight="normal" officeooo:rsid="0093ca7c" officeooo:paragraph-rsid="0005f266" style:font-weight-asian="normal" style:font-weight-complex="normal"/>
    </style:style>
    <style:style style:name="P7" style:family="paragraph" style:parent-style-name="Standard">
      <style:text-properties fo:font-weight="normal" officeooo:rsid="01cba1f6" officeooo:paragraph-rsid="0005f266" style:font-weight-asian="normal" style:font-weight-complex="normal"/>
    </style:style>
    <style:style style:name="P8" style:family="paragraph" style:parent-style-name="Standard">
      <style:text-properties fo:font-weight="normal" officeooo:rsid="00955834" officeooo:paragraph-rsid="0005f266" style:font-weight-asian="normal" style:font-weight-complex="normal"/>
    </style:style>
    <style:style style:name="P9" style:family="paragraph" style:parent-style-name="Standard">
      <style:text-properties officeooo:rsid="008d98b2" officeooo:paragraph-rsid="0005f266"/>
    </style:style>
    <style:style style:name="P10" style:family="paragraph" style:parent-style-name="Standard">
      <style:text-properties officeooo:rsid="008ddd3b" officeooo:paragraph-rsid="0005f266"/>
    </style:style>
    <style:style style:name="P11" style:family="paragraph" style:parent-style-name="Standard">
      <style:text-properties officeooo:rsid="01c7b3d8" officeooo:paragraph-rsid="0005f266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8ddd3b" officeooo:paragraph-rsid="0005f266" style:font-weight-asian="bold" style:font-weight-complex="bold"/>
    </style:style>
    <style:style style:name="P13" style:family="paragraph" style:parent-style-name="Standard">
      <style:text-properties fo:font-style="italic" fo:font-weight="normal" officeooo:rsid="00918406" officeooo:paragraph-rsid="0005f26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1464df6" officeooo:paragraph-rsid="0005f266" style:font-style-asian="italic" style:font-weight-asian="normal" style:font-style-complex="italic" style:font-weight-complex="normal"/>
    </style:style>
    <style:style style:name="P15" style:family="paragraph" style:parent-style-name="Heading_20_2">
      <style:paragraph-properties fo:text-align="center" style:justify-single-word="false"/>
      <style:text-properties officeooo:rsid="008d98b2" officeooo:paragraph-rsid="0005f266"/>
    </style:style>
    <style:style style:name="T1" style:family="text">
      <style:text-properties officeooo:rsid="01c7b3d8"/>
    </style:style>
    <style:style style:name="T2" style:family="text">
      <style:text-properties officeooo:rsid="01c9853b"/>
    </style:style>
    <style:style style:name="T3" style:family="text">
      <style:text-properties officeooo:rsid="01464df6"/>
    </style:style>
    <style:style style:name="T4" style:family="text">
      <style:text-properties officeooo:rsid="0097406d"/>
    </style:style>
    <style:style style:name="T5" style:family="text">
      <style:text-properties officeooo:rsid="01ca1e0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918406"/>
    </style:style>
    <style:style style:name="T8" style:family="text">
      <style:text-properties officeooo:rsid="00955834"/>
    </style:style>
    <style:style style:name="T9" style:family="text">
      <style:text-properties officeooo:rsid="01cba1f6"/>
    </style:style>
    <style:style style:name="T10" style:family="text">
      <style:text-properties officeooo:rsid="01ca32bb"/>
    </style:style>
    <style:style style:name="T11" style:family="text">
      <style:text-properties officeooo:rsid="01d4b2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9">Балкона в квартире не было по причине её расположения на первом этаже, но имелась «ниша» — кладовка с дверью из ДСП, <text:s/>в проходе между гостиной и спальней Тониной семьи.</text:p>
      <text:p text:style-name="P9"/>
      <text:p text:style-name="P9">Меня с Ирой поместили во вторую, более узкую спальню с большим <text:span text:style-name="T1">фанерным </text:span>шифонером времён ХХ-го съезда КПСС и таким же трюмо-ветераном в промежутке между дверью и окном.</text:p>
      <text:p text:style-name="P9">Вдоль стены с таким же почти ковром, как у моих родителей, стояла двуспальная кровать для молодожёнов.</text:p>
      <text:p text:style-name="P9">Оставалось только пожениться.</text:p>
      <text:p text:style-name="P9"/>
      <text:p text:style-name="P10">Вечером накануне бракосочетания Гаина Михайловна предложила свои услуги для глажки брюк моего свадебного костюма. Гладила она, по её словам, виртуозно.</text:p>
      <text:p text:style-name="P10">Во время немецкой оккупации молодую девушку Гаину из глухого украинского села увезли в Германию и она там более двух лет работала как «гастарбайтер» в зажиточной немецкой семье, где и овладела этим искусством. </text:p>
      <text:p text:style-name="P11">Странно тасуется колода передачи знаний, но именно от неё я узнал, что</text:p>
      <text:p text:style-name="P12"><text:s/>брюки <text:span text:style-name="T1">г</text:span>ладить нужно с четырёх сторон.</text:p>
      <text:p text:style-name="P2"><text:span text:style-name="T1">Я чётко усвоил это знание и пользовался им всю свою дальнейшую жизнь, но в тот момент в</text:span>о мне проснулся непокорённы<text:span text:style-name="T1">й</text:span> <text:s/>дух юных пионеров-партизан и я отклонил <text:s/>предложение <text:span text:style-name="T2">своей завтрашней тёщи</text:span>. Мне, <text:span text:style-name="T2">мол, </text:span>тоже не впервой гладить брюки через кусок влажной марли.</text:p>
      <text:p text:style-name="P2">Закончив глажку, я повесил <text:span text:style-name="T1">их</text:span> на стул в гостиной и ушёл спать.</text:p>
      <text:p text:style-name="P2"><text:span text:style-name="T3">Утром м</text:span>еня разбудил плач Иры.</text:p>
      <text:p text:style-name="P2">Я вышел в гостиную и, под угрюмо-траурное молчание Гаины Михайловны,<text:span text:style-name="T2"> </text:span>на одной из брючин <text:span text:style-name="T2">висевших </text:span>на спинке стула <text:span text:style-name="T2">брюк </text:span>различил <text:span text:style-name="T2">несомненный <text:s/></text:span>отпечаток утюга.</text:p>
      <text:p text:style-name="P3">Бедная Ира!</text:p>
      <text:p text:style-name="P3">Ожёг, пусть и без чётких очертаний, <text:span text:style-name="T2">явно</text:span> менял дымчастый оттенок тёмно-серых брюк во что-то зеленоватое. </text:p>
      <text:p text:style-name="P3">Я готов был поклясться, что накануне <text:s/>ничего такого <text:span text:style-name="T2">не было</text:span>, но пропалина приходилась на одну из двух проглаженных мною сторон.</text:p>
      <text:p text:style-name="P3">Мне <text:span text:style-name="T2">стоило немалого</text:span> труд<text:span text:style-name="T2">а</text:span> уговорить Иру <text:span text:style-name="T2">не отменять поездку</text:span> в ЗАГС — нам через слишком многое пришлось пройти, чтобы теперь пойти на попятную.</text:p>
      <text:p text:style-name="P3">Я торжественно <text:span text:style-name="T2">поклялся</text:span> ей, <text:span text:style-name="T2">что буду</text:span> прятать брючину в складки её длинного подвенечного платья.</text:p>
      <text:p text:style-name="P3">И почему это невесты перед свадьбой всегда плачут?</text:p>
      <text:p text:style-name="P3">Бедная Ира!</text:p>
      <text:p text:style-name="P3">В ЗАГСе пришлось очень долго ждать, потому что этот сволочь Славик, свидетель <text:s/><text:span text:style-name="T2">со стороны жениха, </text:span>явился лишь после того, как мой брат Саша поставил подпись вместо него. </text:p>
      <text:p text:style-name="P3">Хорошо хоть паспорт не проверили.</text:p>
      <text:p text:style-name="P3">Да, мо<text:span text:style-name="T4">и</text:span> брат <text:span text:style-name="T4">и</text:span> сестр<text:span text:style-name="T4">а</text:span> приехали из Конотопа на бракосочетание, а пятичасовой электричкой отбыли обратно.</text:p>
      <text:p text:style-name="P3">И вот он — головокружительный миг обмена кольцами в знак любви и верности. </text:p>
      <text:p text:style-name="P4">Палец невесты окольцован — жёлтое с бледным — золото поверх алебастрово белой кожи.. </text:p>
      <text:p text:style-name="P4"><text:span text:style-name="T2">И вот</text:span> уж не как невеста, а жена, берёт она с блюдца кольцо <text:span text:style-name="T2">предназначенное</text:span> для меня. <text:s/></text:p>
      <text:p text:style-name="P4">Мой палец вдвигается... вдвигается палец... </text:p>
      <text:p text:style-name="P4">Колечко от Наташи застряло, сука, на суставе, хотя в предварительных пробах вроде, типа, <text:span text:style-name="T4">на</text:span>лазило <text:span text:style-name="T2">ж</text:span>... </text:p>
      <text:p text:style-name="P4">Я вполголоса обещаю молодой жене, что, <text:span text:style-name="T5">ладно, </text:span><text:s/>потом всуну <text:span text:style-name="T5">как надо,</text:span> и сжимаю руку в кулак для маскировки недонатянутого <text:s/>кольца.</text:p>
      <text:p text:style-name="P13"><text:tab/><text:tab/><text:tab/>Обручальное кольцо-О!</text:p>
      <text:p text:style-name="P4"><text:soft-page-break/><text:span text:style-name="T6"><text:tab/><text:tab/><text:tab/>Не простое украшенье..</text:span>.</text:p>
      <text:p text:style-name="P5">Бедная Ира!</text:p>
      <text:p text:style-name="P5">Но что ей оставалось делать? Зарождающийся материнский инстинкт не позволял оставить тебя незаконнорóжденной.</text:p>
      <text:p text:style-name="P5">Зато мой брат Саша на фотографиях из ЗАГСа вышел очень хорошо <text:span text:style-name="T7">—</text:span> смотрится как молодой сицилианский мафиозо.</text:p>
      <text:p text:style-name="P5"><text:span text:style-name="T5">Затем</text:span> молодые со свидетелями (Славик уже подменил Сашу) по <text:span text:style-name="T5">давней </text:span>нежинской традиции поехали прокатиться на такси.</text:p>
      <text:p text:style-name="P5">Мы заехали бибикнуть на привокзальной площади — автомобильный мост над железнодорожными путями уже был завершён; потом до городской черты по шоссе на Прилуки, где <text:span text:style-name="T5">открыли</text:span> бутылку шампанского, и вернулись на улицу Красных партизан, дом 26, квартира 11.</text:p>
      <text:p text:style-name="P6">Свадьбу гуляли скромно, по семейному — за исключением двух свидетелей, все свои.</text:p>
      <text:p text:style-name="P6">Телевизор сослали в угол, <text:s/>раздвижной стол накрыли пиршественными яствами — <text:span text:style-name="T5">в основном </text:span>салат оливье, <text:span text:style-name="T5">которого</text:span> Гаина Михайловна нарезала целый эмалированный таз — и напитками <text:span text:style-name="T5">из сказочных концовок: </text:span><text:s/>«...мёд-пиво пил...» </text:p>
      <text:p text:style-name="P6"><text:span text:style-name="T5">Правда, </text:span><text:s/>без мёда.</text:p>
      <text:p text:style-name="P6">Гаина Михайловна, как всякая правильно эрудированная женщина, давно прибрала мужа к рукам, скрутила в бараний рог и вила из него верёвки, <text:span text:style-name="T8">пользуясь паническим страхом мужиков пред перспективой стать рогатиком. </text:span></text:p>
      <text:p text:style-name="P6"/>
      <text:p text:style-name="P14">(...ходи по струнке и ограничивайся двумя стаканами пива в праздник, <text:span text:style-name="T9">раз</text:span> тебе их не наставили пока что...<text:span text:style-name="T9">)</text:span></text:p>
      <text:p text:style-name="P14"/>
      <text:p text:style-name="P7">Так что пиво на столе присутствовало.</text:p>
      <text:p text:style-name="P8">Тоня и Ваня по очереди держали малютку-дочку в своей спальне, а их трёхлетний Игорёк тоже сидел за столом.</text:p>
      <text:p text:style-name="P8">Потом и малютку принесли в гостиную, а молодые со свидетелями сменили её в спальне, которая, хоть и узкая, но позволяла потанцевать вчетвером под магнитофон принéсенный из общаги.</text:p>
      <text:p text:style-name="P8"/>
      <text:p text:style-name="P8">Когда мы с Ирой удалились в свою спальню для первой брачной ночи, я включил транзисторный радиоприёмник на столике перед трюмо.</text:p>
      <text:p text:style-name="P8">В ногах постели на побелённой стене висел ночник-бра, лампочка которого создавала полумрак с переливами красноватого света, словно светильник факел в средневековом замке.</text:p>
      <text:p text:style-name="P8">Одеяло оказалось слишком толстым и мы отбросили его, сплетаясь в <text:span text:style-name="T3">уже </text:span>узаконенных супружеских объятиях.</text:p>
      <text:p text:style-name="P8">Всё шло не так уж плохо, но потом дверь в спальню распахнулась и мой тесть выключил транзистор.</text:p>
      <text:p text:style-name="P8">Я не стал прятать свою наготу, просто остановился сидя. Ира тоже замерла.</text:p>
      <text:p text:style-name="P8"><text:span text:style-name="T10">В</text:span> без<text:span text:style-name="T10">молв</text:span>ном мерцании факела из ниши между ковром и шифонером, Иван Алексеевич, не поднимая глаз, вышел из спальни. </text:p>
      <text:p text:style-name="P1">Владетельный принц трёхкомнатного замка. </text:p>
      <text:p text:style-name="P1">Откуда я знал, что ему это громко? Мог бы просто крикнуть с дивана. </text:p>
      <text:p text:style-name="P1">Ладно, начнём сначала.</text:p>
      <text:p text:style-name="P1">Потом три дня пришлось есть оливье, но пол-таза всё равно прокисло. </text:p>
      <text:p text:style-name="P1">А кто бы сомневался? Попробуй <text:span text:style-name="T11">такую прорву</text:span> съесть без выпивки.</text:p>
      <text:p text:style-name="P1"/>
      <text:p text:style-name="P1">Так, в общих чертах, заключаются мезальянсные бра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08:32.033181776</meta:creation-date>
    <dc:date>2017-03-02T18:08:37.932370311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55" meta:word-count="811" meta:character-count="5404" meta:non-whitespace-character-count="4605"/>
    <meta:generator>LibreOffice/4.3.3.2$Linux_x86 LibreOffice_project/430m0$Build-2</meta:generator>
  </office:meta>
</office:document-meta>
</file>